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5.944cm"/>
    </style:style>
    <style:style style:name="co3" style:family="table-column">
      <style:table-column-properties fo:break-before="auto" style:column-width="2.046cm"/>
    </style:style>
    <style:style style:name="co4" style:family="table-column">
      <style:table-column-properties fo:break-before="auto" style:column-width="5.6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m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Fournisseu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él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e ?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oteur (propulsion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e ?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oteur (direction hélic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e ?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oteur (direction rou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e ?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ssi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a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re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o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ytech ? Sinon impre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eduino arch 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tec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ccéléromè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tech ?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09:05:15.838283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ël Dottel</meta:initial-creator>
    <meta:creation-date>2016-01-26T10:48:11</meta:creation-date>
    <dc:date>2016-02-02T09:11:17.832189108</dc:date>
    <meta:generator>LibreOffice/4.2.8.2$Linux_X86_64 LibreOffice_project/420m0$Build-2</meta:generator>
    <meta:editing-duration>PT13M27S</meta:editing-duration>
    <meta:editing-cycles>9</meta:editing-cycles>
    <meta:document-statistic meta:table-count="1" meta:cell-count="3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